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1.565cm"/>
    </style:style>
    <style:style style:name="P1" style:family="paragraph" style:parent-style-name="Preformatted_20_Text">
      <style:text-properties fo:font-size="13pt" officeooo:rsid="00031a7b" officeooo:paragraph-rsid="00031a7b" style:font-size-asian="11.3500003814697pt" style:font-size-complex="13pt"/>
    </style:style>
    <style:style style:name="P2" style:family="paragraph" style:parent-style-name="Preformatted_20_Text">
      <style:text-properties fo:font-size="13pt" fo:font-weight="bold" officeooo:rsid="00031a7b" officeooo:paragraph-rsid="00031a7b" style:font-size-asian="11.3500003814697pt" style:font-weight-asian="bold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1pt" officeooo:rsid="00031a7b" officeooo:paragraph-rsid="00031a7b" style:font-size-asian="9.60000038146973pt" style:font-size-complex="11pt"/>
    </style:style>
    <style:style style:name="P4" style:family="paragraph" style:parent-style-name="Stile">
      <style:text-properties officeooo:rsid="00048107" officeooo:paragraph-rsid="00048107"/>
    </style:style>
    <style:style style:name="P5" style:family="paragraph" style:parent-style-name="Stile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ile">
      <style:text-properties officeooo:rsid="0005d1ab" officeooo:paragraph-rsid="0005d1ab"/>
    </style:style>
    <style:style style:name="P7" style:family="paragraph" style:parent-style-name="Stile">
      <style:text-properties officeooo:rsid="0007683d" officeooo:paragraph-rsid="0007683d"/>
    </style:style>
    <style:style style:name="P8" style:family="paragraph" style:parent-style-name="Stile">
      <style:text-properties officeooo:rsid="000887f5" officeooo:paragraph-rsid="000887f5"/>
    </style:style>
    <style:style style:name="P9" style:family="paragraph" style:parent-style-name="Stile">
      <style:text-properties officeooo:rsid="0008f344" officeooo:paragraph-rsid="0008f344"/>
    </style:style>
    <style:style style:name="P10" style:family="paragraph" style:parent-style-name="Stile">
      <style:text-properties officeooo:rsid="000b7cc1" officeooo:paragraph-rsid="000b7cc1"/>
    </style:style>
    <style:style style:name="P11" style:family="paragraph" style:parent-style-name="Stile">
      <style:text-properties officeooo:rsid="000beb19" officeooo:paragraph-rsid="000beb19"/>
    </style:style>
    <style:style style:name="P12" style:family="paragraph" style:parent-style-name="Stile">
      <style:text-properties officeooo:rsid="000c1f36" officeooo:paragraph-rsid="000c1f36"/>
    </style:style>
    <style:style style:name="P13" style:family="paragraph" style:parent-style-name="Stile">
      <style:text-properties officeooo:rsid="000cb3a0" officeooo:paragraph-rsid="000cb3a0"/>
    </style:style>
    <style:style style:name="P14" style:family="paragraph" style:parent-style-name="Stile">
      <style:text-properties officeooo:rsid="000d509d" officeooo:paragraph-rsid="000d509d"/>
    </style:style>
    <style:style style:name="P15" style:family="paragraph" style:parent-style-name="Stile">
      <style:text-properties officeooo:rsid="000d509d" officeooo:paragraph-rsid="000f4c07"/>
    </style:style>
    <style:style style:name="P16" style:family="paragraph" style:parent-style-name="Stile">
      <style:text-properties officeooo:rsid="000f4c07" officeooo:paragraph-rsid="000f4c07"/>
    </style:style>
    <style:style style:name="P17" style:family="paragraph" style:parent-style-name="Stile">
      <style:text-properties officeooo:rsid="001112c2" officeooo:paragraph-rsid="001112c2"/>
    </style:style>
    <style:style style:name="P18" style:family="paragraph" style:parent-style-name="Stile">
      <style:text-properties officeooo:rsid="00128ff7" officeooo:paragraph-rsid="00128ff7"/>
    </style:style>
    <style:style style:name="P19" style:family="paragraph" style:parent-style-name="Stile">
      <style:text-properties officeooo:rsid="0013e74a" officeooo:paragraph-rsid="0013e74a"/>
    </style:style>
    <style:style style:name="P20" style:family="paragraph" style:parent-style-name="Stile">
      <style:text-properties officeooo:rsid="0013ff40" officeooo:paragraph-rsid="0013ff40"/>
    </style:style>
    <style:style style:name="P21" style:family="paragraph" style:parent-style-name="Stile">
      <style:text-properties officeooo:paragraph-rsid="0013ff40"/>
    </style:style>
    <style:style style:name="P22" style:family="paragraph" style:parent-style-name="Stile">
      <style:text-properties officeooo:rsid="00159315" officeooo:paragraph-rsid="00159315"/>
    </style:style>
    <style:style style:name="P23" style:family="paragraph" style:parent-style-name="Stile">
      <style:text-properties officeooo:rsid="00164b12" officeooo:paragraph-rsid="00164b12"/>
    </style:style>
    <style:style style:name="T1" style:family="text">
      <style:text-properties officeooo:rsid="00048107"/>
    </style:style>
    <style:style style:name="T2" style:family="text">
      <style:text-properties officeooo:rsid="0005d1ab"/>
    </style:style>
    <style:style style:name="T3" style:family="text">
      <style:text-properties officeooo:rsid="000f4c07"/>
    </style:style>
    <style:style style:name="T4" style:family="text">
      <style:text-properties officeooo:rsid="00128ff7"/>
    </style:style>
    <style:style style:name="T5" style:family="text">
      <style:text-properties officeooo:rsid="0013ff40"/>
    </style:style>
    <style:style style:name="T6" style:family="text">
      <style:text-properties style:font-name="Liberation Mono" fo:font-size="11pt" officeooo:rsid="0013ff40" style:font-name-asian="Noto Sans Mono CJK SC" style:font-size-asian="11.3000001907349pt" style:font-name-complex="Liberation Mono" style:font-size-complex="13pt"/>
    </style:style>
    <style:style style:name="T7" style:family="text">
      <style:text-properties officeooo:rsid="00164b12"/>
    </style:style>
    <style:style style:name="T8" style:family="text">
      <style:text-properties officeooo:rsid="0016d8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TABELLA AD OGGETTI DI SOCIALBOOK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5">NOME OGGETTO</text:p>
          </table:table-cell>
          <table:table-cell table:style-name="Tabella1.A1" office:value-type="string">
            <text:p text:style-name="P5">TIPOLOGI<text:span text:style-name="T1">A</text:span></text:p>
          </table:table-cell>
          <table:table-cell table:style-name="Tabella1.C1" office:value-type="string">
            <text:p text:style-name="P5">DESCRIZIONE</text:p>
          </table:table-cell>
        </table:table-row>
        <table:table-row>
          <table:table-cell table:style-name="Tabella1.A2" office:value-type="string">
            <text:p text:style-name="Stile">Login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che permette l’autenticazione dell’utente.</text:p>
          </table:table-cell>
        </table:table-row>
        <table:table-row>
          <table:table-cell table:style-name="Tabella1.A2" office:value-type="string">
            <text:p text:style-name="Stile">Login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l’autenticazione dell’utente.</text:p>
            <text:p text:style-name="Stile"/>
          </table:table-cell>
        </table:table-row>
        <table:table-row>
          <table:table-cell table:style-name="Tabella1.A2" office:value-type="string">
            <text:p text:style-name="Stile">Logout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uscire dalla modalità utente registrato.</text:p>
          </table:table-cell>
        </table:table-row>
        <table:table-row>
          <table:table-cell table:style-name="Tabella1.A2" office:value-type="string">
            <text:p text:style-name="Stile">RegistazioneUtente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di registrazione utente.</text:p>
          </table:table-cell>
        </table:table-row>
        <table:table-row>
          <table:table-cell table:style-name="Tabella1.A2" office:value-type="string">
            <text:p text:style-name="Stile">Registrazione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confermare la registrazione.</text:p>
            <text:p text:style-name="Stile"/>
          </table:table-cell>
        </table:table-row>
        <table:table-row>
          <table:table-cell table:style-name="Tabella1.A2" office:value-type="string">
            <text:p text:style-name="Stile">RegistazioneNotice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Notifica di avvenuta registrazione.</text:p>
            <text:p text:style-name="Stile"/>
          </table:table-cell>
        </table:table-row>
        <table:table-row>
          <table:table-cell table:style-name="Tabella1.A2" office:value-type="string">
            <text:p text:style-name="P4">NewBooklistForm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Form che permette la creazione di una booklist.</text:p>
            <text:p text:style-name="P4"/>
          </table:table-cell>
        </table:table-row>
        <table:table-row>
          <table:table-cell table:style-name="Tabella1.A2" office:value-type="string">
            <text:p text:style-name="P4">New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a creazione della nuov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NewBooklistNotice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Notifica di avvenuta creazione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l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 libro scelto <text:span text:style-name="T2">dalla booklist</text:span>.</text:p>
          </table:table-cell>
        </table:table-row>
        <table:table-row table:style-name="Tabella1.10">
          <table:table-cell table:style-name="Tabella1.A2" office:value-type="string">
            <text:p text:style-name="P4">Add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6">Bottone che permette l’aggiunta del libro scelto alla booklist.</text:p>
            <text:p text:style-name="P6"/>
          </table:table-cell>
        </table:table-row>
        <table:table-row table:style-name="Tabella1.10">
          <table:table-cell table:style-name="Tabella1.A2" office:value-type="string">
            <text:p text:style-name="P6">ModifyBooklistNotify</text:p>
          </table:table-cell>
          <table:table-cell table:style-name="Tabella1.A2" office:value-type="string">
            <text:p text:style-name="P6">Boundary</text:p>
          </table:table-cell>
          <table:table-cell table:style-name="Tabella1.C2" office:value-type="string">
            <text:p text:style-name="P6">Notifica di avvenuta modifica della booklist.</text:p>
          </table:table-cell>
        </table:table-row>
        <table:table-row table:style-name="Tabella1.10">
          <table:table-cell table:style-name="Tabella1.A2" office:value-type="string">
            <text:p text:style-name="P7">ModifyBooklistForm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Form che permette di modificare la booklist scelta.</text:p>
            <text:p text:style-name="P7"><text:soft-page-break/></text:p>
          </table:table-cell>
        </table:table-row>
        <table:table-row table:style-name="Tabella1.10">
          <table:table-cell table:style-name="Tabella1.A2" office:value-type="string">
            <text:p text:style-name="P7">AddFav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di aggiungere il libro ai preferiti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Fav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aggiunta libro ai preferiti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Cart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l’aggiunta al carrello del libro scelt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Cart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aggiunta del libro 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RemoveCart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ottone che permette di eliminare un libro d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RemoveCart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eliminazione del libro scelto d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ConfirmOrder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l’acquisto dell’ordine.</text:p>
          </table:table-cell>
        </table:table-row>
        <table:table-row table:style-name="Tabella1.10">
          <table:table-cell table:style-name="Tabella1.A2" office:value-type="string">
            <text:p text:style-name="P7">ConfirmOrder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cquisto avvenuto.</text:p>
          </table:table-cell>
        </table:table-row>
        <table:table-row table:style-name="Tabella1.10">
          <table:table-cell table:style-name="Tabella1.A2" office:value-type="string">
            <text:p text:style-name="P7">ReviewForm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Form che permette di recensire un libro.</text:p>
          </table:table-cell>
        </table:table-row>
        <table:table-row table:style-name="Tabella1.10">
          <table:table-cell table:style-name="Tabella1.A2" office:value-type="string">
            <text:p text:style-name="P7">Review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di pubblicare la recensione del sito.</text:p>
          </table:table-cell>
        </table:table-row>
        <table:table-row table:style-name="Tabella1.10">
          <table:table-cell table:style-name="Tabella1.A2" office:value-type="string">
            <text:p text:style-name="P7">Review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recensione correttamente pubblicata.</text:p>
          </table:table-cell>
        </table:table-row>
        <table:table-row table:style-name="Tabella1.10">
          <table:table-cell table:style-name="Tabella1.A2" office:value-type="string">
            <text:p text:style-name="P8">FollowUsr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seguile un altro utente.</text:p>
          </table:table-cell>
        </table:table-row>
        <table:table-row table:style-name="Tabella1.10">
          <table:table-cell table:style-name="Tabella1.A2" office:value-type="string">
            <text:p text:style-name="P8">FollowUsr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che segnala che l’utente è stato correttamente seguit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FollowBooklist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seguire la booklist scelta.</text:p>
          </table:table-cell>
        </table:table-row>
        <text:soft-page-break/>
        <table:table-row table:style-name="Tabella1.10">
          <table:table-cell table:style-name="Tabella1.A2" office:value-type="string">
            <text:p text:style-name="P8">FollowBooklist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che segnala che la booklist sia stata seguita correttamente.</text:p>
          </table:table-cell>
        </table:table-row>
        <table:table-row table:style-name="Tabella1.10">
          <table:table-cell table:style-name="Tabella1.A2" office:value-type="string">
            <text:p text:style-name="P8">ToAdmn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inviare una mail all’admin.</text:p>
          </table:table-cell>
        </table:table-row>
        <table:table-row table:style-name="Tabella1.10">
          <table:table-cell table:style-name="Tabella1.A2" office:value-type="string">
            <text:p text:style-name="P8">ToAdmnForm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Form che permette di scrivere una mail all’admin.</text:p>
          </table:table-cell>
        </table:table-row>
        <table:table-row table:style-name="Tabella1.10">
          <table:table-cell table:style-name="Tabella1.A2" office:value-type="string">
            <text:p text:style-name="P8">ToAdmn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vvenuto invio della mail.</text:p>
          </table:table-cell>
        </table:table-row>
        <table:table-row table:style-name="Tabella1.10">
          <table:table-cell table:style-name="Tabella1.A2" office:value-type="string">
            <text:p text:style-name="P9">InsertBookButton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Bottone che permette di confermare l’inserimento del libro al catalogo del sito.</text:p>
          </table:table-cell>
        </table:table-row>
        <table:table-row table:style-name="Tabella1.10">
          <table:table-cell table:style-name="Tabella1.A2" office:value-type="string">
            <text:p text:style-name="P9">InsertBookForm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Form che permette di inserire un libro nel catalogo del sito.</text:p>
          </table:table-cell>
        </table:table-row>
        <table:table-row table:style-name="Tabella1.10">
          <table:table-cell table:style-name="Tabella1.A2" office:value-type="string">
            <text:p text:style-name="P10">InsertBookNotify</text:p>
          </table:table-cell>
          <table:table-cell table:style-name="Tabella1.A2" office:value-type="string">
            <text:p text:style-name="P10">Boundary</text:p>
          </table:table-cell>
          <table:table-cell table:style-name="Tabella1.C2" office:value-type="string">
            <text:p text:style-name="P10">Notifica di avvenuto inserimento.</text:p>
          </table:table-cell>
        </table:table-row>
        <table:table-row table:style-name="Tabella1.10">
          <table:table-cell table:style-name="Tabella1.A2" office:value-type="string">
            <text:p text:style-name="P11">ModifyBookButton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Bottone che permette di modificare il libro selezionato.</text:p>
          </table:table-cell>
        </table:table-row>
        <table:table-row table:style-name="Tabella1.10">
          <table:table-cell table:style-name="Tabella1.A2" office:value-type="string">
            <text:p text:style-name="P11">ModifyBookForm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Form che permette di modificre le informazioni del libro scelto.</text:p>
          </table:table-cell>
        </table:table-row>
        <table:table-row table:style-name="Tabella1.10">
          <table:table-cell table:style-name="Tabella1.A2" office:value-type="string">
            <text:p text:style-name="P11">ConfirmModification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Bottone di conferma per inviare le modifiche al DB.</text:p>
          </table:table-cell>
        </table:table-row>
        <table:table-row table:style-name="Tabella1.10">
          <table:table-cell table:style-name="Tabella1.A2" office:value-type="string">
            <text:p text:style-name="P11">ModifyBookNotify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Notifica di avvenuta modifica.</text:p>
          </table:table-cell>
        </table:table-row>
        <table:table-row table:style-name="Tabella1.10">
          <table:table-cell table:style-name="Tabella1.A2" office:value-type="string">
            <text:p text:style-name="P11">RemoveBookButton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Bottone che permette di eliminare un libro dal catalogo del sito.</text:p>
          </table:table-cell>
        </table:table-row>
        <table:table-row table:style-name="Tabella1.10">
          <table:table-cell table:style-name="Tabella1.A2" office:value-type="string">
            <text:p text:style-name="P11">RemoveBookNotify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Notifica di riuscita eliminazione del libro. </text:p>
          </table:table-cell>
        </table:table-row>
        <table:table-row table:style-name="Tabella1.10">
          <table:table-cell table:style-name="Tabella1.A2" office:value-type="string">
            <text:p text:style-name="P11">RemoveUsrButton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Bottone che permette di eliminare un utente registrato.</text:p>
          </table:table-cell>
        </table:table-row>
        <table:table-row table:style-name="Tabella1.10">
          <table:table-cell table:style-name="Tabella1.A2" office:value-type="string">
            <text:p text:style-name="P11">RemoveUsrNotify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Notifica di avvenuta rimozione utente.</text:p>
          </table:table-cell>
        </table:table-row>
        <table:table-row table:style-name="Tabella1.10">
          <table:table-cell table:style-name="Tabella1.A2" office:value-type="string">
            <text:p text:style-name="P12">User</text:p>
          </table:table-cell>
          <table:table-cell table:style-name="Tabella1.A2" office:value-type="string">
            <text:p text:style-name="P12">Entity</text:p>
          </table:table-cell>
          <table:table-cell table:style-name="Tabella1.C2" office:value-type="string">
            <text:p text:style-name="P12">Rappresenta l’utente <text:soft-page-break/>generico non registrato.</text:p>
          </table:table-cell>
        </table:table-row>
        <table:table-row table:style-name="Tabella1.10">
          <table:table-cell table:style-name="Tabella1.A2" office:value-type="string">
            <text:p text:style-name="P13">Customer</text:p>
          </table:table-cell>
          <table:table-cell table:style-name="Tabella1.A2" office:value-type="string">
            <text:p text:style-name="P13">Entity</text:p>
          </table:table-cell>
          <table:table-cell table:style-name="Tabella1.C2" office:value-type="string">
            <text:p text:style-name="P13">Rappresenta il generico utente registrato</text:p>
          </table:table-cell>
        </table:table-row>
        <table:table-row table:style-name="Tabella1.10">
          <table:table-cell table:style-name="Tabella1.A2" office:value-type="string">
            <text:p text:style-name="P14">Autore</text:p>
          </table:table-cell>
          <table:table-cell table:style-name="Tabella1.A2" office:value-type="string">
            <text:p text:style-name="P14">Entity</text:p>
          </table:table-cell>
          <table:table-cell table:style-name="Tabella1.C2" office:value-type="string">
            <text:p text:style-name="P14">Rappresenta un generico autore di libri.</text:p>
          </table:table-cell>
        </table:table-row>
        <table:table-row table:style-name="Tabella1.10">
          <table:table-cell table:style-name="Tabella1.A2" office:value-type="string">
            <text:p text:style-name="P14">Li<text:span text:style-name="T3">bro</text:span></text:p>
          </table:table-cell>
          <table:table-cell table:style-name="Tabella1.A2" office:value-type="string">
            <text:p text:style-name="P14">Entity</text:p>
          </table:table-cell>
          <table:table-cell table:style-name="Tabella1.C2" office:value-type="string">
            <text:p text:style-name="P15">Rappresenta un <text:span text:style-name="T3">libro generico</text:span>.</text:p>
          </table:table-cell>
        </table:table-row>
        <table:table-row table:style-name="Tabella1.10">
          <table:table-cell table:style-name="Tabella1.A2" office:value-type="string">
            <text:p text:style-name="P16">ListaLibri</text:p>
          </table:table-cell>
          <table:table-cell table:style-name="Tabella1.A2" office:value-type="string">
            <text:p text:style-name="P16">Entity</text:p>
          </table:table-cell>
          <table:table-cell table:style-name="Tabella1.C2" office:value-type="string">
            <text:p text:style-name="P16">Rappresenta un insieme di libri.</text:p>
          </table:table-cell>
        </table:table-row>
        <table:table-row table:style-name="Tabella1.10">
          <table:table-cell table:style-name="Tabella1.A2" office:value-type="string">
            <text:p text:style-name="P17">ListaCustomer</text:p>
          </table:table-cell>
          <table:table-cell table:style-name="Tabella1.A2" office:value-type="string">
            <text:p text:style-name="P17">Entity</text:p>
          </table:table-cell>
          <table:table-cell table:style-name="Tabella1.C2" office:value-type="string">
            <text:p text:style-name="P17">Rappresenta un insieme di utenti registrati</text:p>
          </table:table-cell>
        </table:table-row>
        <table:table-row table:style-name="Tabella1.10">
          <table:table-cell table:style-name="Tabella1.A2" office:value-type="string">
            <text:p text:style-name="P17">Ordine</text:p>
          </table:table-cell>
          <table:table-cell table:style-name="Tabella1.A2" office:value-type="string">
            <text:p text:style-name="P17">Entity</text:p>
          </table:table-cell>
          <table:table-cell table:style-name="Tabella1.C2" office:value-type="string">
            <text:p text:style-name="P17">Rappresenta la lista di libri acquistata in una data <text:span text:style-name="T4">precisa,da un utente preciso.</text:span></text:p>
          </table:table-cell>
        </table:table-row>
        <table:table-row table:style-name="Tabella1.10">
          <table:table-cell table:style-name="Tabella1.A2" office:value-type="string">
            <text:p text:style-name="P18">ListaOrdini</text:p>
          </table:table-cell>
          <table:table-cell table:style-name="Tabella1.A2" office:value-type="string">
            <text:p text:style-name="P18">Entity</text:p>
          </table:table-cell>
          <table:table-cell table:style-name="Tabella1.C2" office:value-type="string">
            <text:p text:style-name="P18">Rappresenta la lista degli ordini di un utente preciso.</text:p>
          </table:table-cell>
        </table:table-row>
        <table:table-row table:style-name="Tabella1.10">
          <table:table-cell table:style-name="Tabella1.A2" office:value-type="string">
            <text:p text:style-name="P18">Recensione</text:p>
          </table:table-cell>
          <table:table-cell table:style-name="Tabella1.A2" office:value-type="string">
            <text:p text:style-name="P18">Entity</text:p>
          </table:table-cell>
          <table:table-cell table:style-name="Tabella1.C2" office:value-type="string">
            <text:p text:style-name="P18">Rappresenta la recensione generica di un libro.</text:p>
          </table:table-cell>
        </table:table-row>
        <table:table-row table:style-name="Tabella1.10">
          <table:table-cell table:style-name="Tabella1.A2" office:value-type="string">
            <text:p text:style-name="P18">ListaRecensioni</text:p>
          </table:table-cell>
          <table:table-cell table:style-name="Tabella1.A2" office:value-type="string">
            <text:p text:style-name="P18">Entity</text:p>
          </table:table-cell>
          <table:table-cell table:style-name="Tabella1.C2" office:value-type="string">
            <text:p text:style-name="P18">Rappresenta la generica lista di libri.</text:p>
          </table:table-cell>
        </table:table-row>
        <table:table-row table:style-name="Tabella1.10">
          <table:table-cell table:style-name="Tabella1.A2" office:value-type="string">
            <text:p text:style-name="P19">ListaBookList</text:p>
          </table:table-cell>
          <table:table-cell table:style-name="Tabella1.A2" office:value-type="string">
            <text:p text:style-name="P19">Entity</text:p>
          </table:table-cell>
          <table:table-cell table:style-name="Tabella1.C2" office:value-type="string">
            <text:p text:style-name="P19">Rappresenta la lista di booklist.</text:p>
          </table:table-cell>
        </table:table-row>
        <table:table-row table:style-name="Tabella1.10">
          <table:table-cell table:style-name="Tabella1.A2" office:value-type="string">
            <text:p text:style-name="P20">Registrazione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la registrazione di un nuovo cliente al sistema.</text:p>
          </table:table-cell>
        </table:table-row>
        <table:table-row table:style-name="Tabella1.10">
          <table:table-cell table:style-name="Tabella1.A2" office:value-type="string">
            <text:p text:style-name="P20">Login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il login dell’utente nel sistema.</text:p>
            <text:p text:style-name="P20"/>
          </table:table-cell>
        </table:table-row>
        <table:table-row table:style-name="Tabella1.10">
          <table:table-cell table:style-name="Tabella1.A2" office:value-type="string">
            <text:p text:style-name="P20">Logou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il logout dell’utente dal sistema.</text:p>
            <text:p text:style-name="P20"/>
          </table:table-cell>
        </table:table-row>
        <table:table-row table:style-name="Tabella1.10">
          <table:table-cell table:style-name="Tabella1.A2" office:value-type="string">
            <text:p text:style-name="P20">NewBooklis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la creazione della nuova booklist di un utente.</text:p>
          </table:table-cell>
        </table:table-row>
        <text:soft-page-break/>
        <table:table-row table:style-name="Tabella1.10">
          <table:table-cell table:style-name="Tabella1.A2" office:value-type="string">
            <text:p text:style-name="P20">ModifyBooklis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la modifica della booklist dell’utente.</text:p>
          </table:table-cell>
        </table:table-row>
        <table:table-row table:style-name="Tabella1.10">
          <table:table-cell table:style-name="Tabella1.A2" office:value-type="string">
            <text:p text:style-name="P20">AddToBooklis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1"><text:span text:style-name="T5">Gestisce l’inserimento di un libro </text:span><text:span text:style-name="T6">in una booklist o nei preferiti.</text:span></text:p>
          </table:table-cell>
        </table:table-row>
        <table:table-row table:style-name="Tabella1.10">
          <table:table-cell table:style-name="Tabella1.A2" office:value-type="string">
            <text:p text:style-name="P20">AddToCar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l’inserimento di un libro nel carrello.</text:p>
          </table:table-cell>
        </table:table-row>
        <table:table-row table:style-name="Tabella1.10">
          <table:table-cell table:style-name="Tabella1.A2" office:value-type="string">
            <text:p text:style-name="P20">RemoveFromCartControl</text:p>
          </table:table-cell>
          <table:table-cell table:style-name="Tabella1.A2" office:value-type="string">
            <text:p text:style-name="P20">Control</text:p>
          </table:table-cell>
          <table:table-cell table:style-name="Tabella1.C2" office:value-type="string">
            <text:p text:style-name="P20">Gestisce la rimozione di un libro dal carrello.</text:p>
          </table:table-cell>
        </table:table-row>
        <table:table-row table:style-name="Tabella1.10">
          <table:table-cell table:style-name="Tabella1.A2" office:value-type="string">
            <text:p text:style-name="P20">BuyBook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’acquisto del libro.</text:p>
          </table:table-cell>
        </table:table-row>
        <table:table-row table:style-name="Tabella1.10">
          <table:table-cell table:style-name="Tabella1.A2" office:value-type="string">
            <text:p text:style-name="P22">Review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a pubblicazione di una recensione.</text:p>
          </table:table-cell>
        </table:table-row>
        <table:table-row table:style-name="Tabella1.10">
          <table:table-cell table:style-name="Tabella1.A2" office:value-type="string">
            <text:p text:style-name="P22">FollowUsr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’aggiornamento delle booklist seguite da un utente dopo che ne segue un altro.</text:p>
          </table:table-cell>
        </table:table-row>
        <table:table-row table:style-name="Tabella1.10">
          <table:table-cell table:style-name="Tabella1.A2" office:value-type="string">
            <text:p text:style-name="P22">FollowBooklist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’aggiornamento delle booklist seguite dall’utente dopo aver seguito una nuova booklist.</text:p>
          </table:table-cell>
        </table:table-row>
        <table:table-row table:style-name="Tabella1.10">
          <table:table-cell table:style-name="Tabella1.A2" office:value-type="string">
            <text:p text:style-name="P22">ToAdmn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a richiesta di contattare l’admin da parte di un utente.</text:p>
          </table:table-cell>
        </table:table-row>
        <table:table-row table:style-name="Tabella1.10">
          <table:table-cell table:style-name="Tabella1.A2" office:value-type="string">
            <text:p text:style-name="P22">AddToCatalog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’inserimento di un nuovo libro nel catalogo del sistema.</text:p>
          </table:table-cell>
        </table:table-row>
        <table:table-row table:style-name="Tabella1.10">
          <table:table-cell table:style-name="Tabella1.A2" office:value-type="string">
            <text:p text:style-name="P22">ModifyBook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a modifica del prezzo del libro.</text:p>
            <text:p text:style-name="P22"/>
          </table:table-cell>
        </table:table-row>
        <table:table-row table:style-name="Tabella1.10">
          <table:table-cell table:style-name="Tabella1.A2" office:value-type="string">
            <text:p text:style-name="P22">RemoveFromCatalogControl</text:p>
          </table:table-cell>
          <table:table-cell table:style-name="Tabella1.A2" office:value-type="string">
            <text:p text:style-name="P22">Control</text:p>
          </table:table-cell>
          <table:table-cell table:style-name="Tabella1.C2" office:value-type="string">
            <text:p text:style-name="P22">Gestisce la rimozione di un libro dal catalogo del sistema.</text:p>
          </table:table-cell>
        </table:table-row>
        <table:table-row table:style-name="Tabella1.10">
          <table:table-cell table:style-name="Tabella1.A2" office:value-type="string">
            <text:p text:style-name="P22">RemoveUser<text:span text:style-name="T7">Control</text:span></text:p>
          </table:table-cell>
          <table:table-cell table:style-name="Tabella1.A2" office:value-type="string">
            <text:p text:style-name="P23">Control</text:p>
          </table:table-cell>
          <table:table-cell table:style-name="Tabella1.C2" office:value-type="string">
            <text:p text:style-name="P23">Gestisce la rimozione di un utente <text:span text:style-name="T8">registrato </text:span>da<text:span text:style-name="T8">l sistema.</text:span></text:p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ext:soft-page-break/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ile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size-asian="11.3000001907349pt" style:font-name-complex="Liberation Mono" style:font-family-complex="'Liberation Mono'" style:font-family-generic-complex="modern" style:font-pitch-complex="fixed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13:42:28.904668597</dc:date>
    <meta:editing-duration>P3DT19H14M53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6" meta:paragraph-count="217" meta:word-count="686" meta:character-count="5300" meta:non-whitespace-character-count="4825"/>
  </office:meta>
</office:document-meta>
</file>